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weight="bold" officeooo:rsid="00128837" officeooo:paragraph-rsid="00128837" style:font-size-asian="26pt" style:font-weight-asian="bold" style:font-size-complex="26pt" style:font-weight-complex="bold"/>
    </style:style>
    <style:style style:name="T1" style:family="text">
      <style:text-properties officeooo:rsid="001288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ages by Olga-thelavart at unsplash</text:p>
      <text:p text:style-name="Standard">olga-thelavart-HZm2XR0whdw-unsplash.jpg <text:span text:style-name="T1">(beige)</text:span></text:p>
      <text:p text:style-name="Standard">olga-thelavart-vS3idIiYxX0-unsplash.<text:span text:style-name="T1">jpg (off-white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2T18:37:58.419000000</meta:creation-date>
    <dc:date>2024-11-22T18:43:59.265000000</dc:date>
    <meta:editing-duration>PT6M2S</meta:editing-duration>
    <meta:editing-cycles>1</meta:editing-cycles>
    <meta:document-statistic meta:table-count="0" meta:image-count="0" meta:object-count="0" meta:page-count="1" meta:paragraph-count="3" meta:word-count="9" meta:character-count="134" meta:non-whitespace-character-count="128"/>
    <meta:generator>LibreOffice/7.6.0.3$Windows_X86_64 LibreOffice_project/69edd8b8ebc41d00b4de3915dc82f8f0fc3b6265</meta:generator>
  </office:meta>
</office:document-meta>
</file>